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rsid="00102193" officeooo:paragraph-rsid="00102193"/>
    </style:style>
    <style:style style:name="P2" style:family="paragraph" style:parent-style-name="Standard">
      <style:paragraph-properties fo:text-align="start" style:justify-single-word="false"/>
      <style:text-properties fo:language="ru" fo:country="RU" fo:font-weight="bold" officeooo:rsid="00102193" officeooo:paragraph-rsid="0010219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ru" fo:country="RU" fo:font-weight="bold" officeooo:rsid="00102193" officeooo:paragraph-rsid="0012841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12841d"/>
    </style:style>
    <style:style style:name="P5" style:family="paragraph" style:parent-style-name="Standard">
      <style:text-properties officeooo:paragraph-rsid="00102193"/>
    </style:style>
    <style:style style:name="P6" style:family="paragraph" style:parent-style-name="Standard">
      <style:text-properties officeooo:paragraph-rsid="0010933e"/>
    </style:style>
    <style:style style:name="P7" style:family="paragraph" style:parent-style-name="Standard">
      <style:text-properties officeooo:paragraph-rsid="0012841d"/>
    </style:style>
    <style:style style:name="P8" style:family="paragraph" style:parent-style-name="Standard">
      <style:paragraph-properties fo:text-align="start" style:justify-single-word="false"/>
      <style:text-properties fo:color="#228b22" style:font-name="Courier New" fo:font-size="10pt" fo:language="ru" fo:country="RU" fo:font-weight="bold" officeooo:rsid="00102193" officeooo:paragraph-rsid="00102193" style:font-size-asian="10pt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228b22" style:font-name="Courier New" fo:font-size="10pt" fo:language="ru" fo:country="RU" fo:font-weight="bold" officeooo:rsid="00102193" officeooo:paragraph-rsid="0012841d" style:font-size-asian="10pt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228b22" style:font-name="Courier New" fo:font-size="10pt" fo:language="ru" fo:country="RU" fo:font-weight="bold" officeooo:rsid="00102193" officeooo:paragraph-rsid="0015ff4c" style:font-size-asian="10pt" style:font-weight-asian="bold" style:font-weight-complex="bold"/>
    </style:style>
    <style:style style:name="P11" style:family="paragraph" style:parent-style-name="Standard">
      <style:text-properties fo:color="#000000" style:font-name="Courier New" fo:font-size="10pt" style:font-size-asian="10pt"/>
    </style:style>
    <style:style style:name="P12" style:family="paragraph" style:parent-style-name="Standard">
      <style:text-properties fo:color="#000000" style:font-name="Courier New" fo:font-size="10pt" officeooo:rsid="0015ff4c" officeooo:paragraph-rsid="00174613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fo:color="#000000" style:font-name="Courier New" fo:font-size="10pt" fo:language="ru" fo:country="RU" fo:font-weight="bold" officeooo:rsid="0015ff4c" officeooo:paragraph-rsid="0015ff4c" fo:background-color="transparent" style:font-size-asian="10pt" style:font-weight-asian="bold" style:font-weight-complex="bold"/>
    </style:style>
    <style:style style:name="P14" style:family="paragraph" style:parent-style-name="Standard">
      <style:text-properties fo:color="#000000" style:font-name="Courier New" fo:font-size="12pt" officeooo:rsid="0015ff4c" officeooo:paragraph-rsid="0015ff4c" style:font-size-asian="10.5pt" style:font-size-complex="12pt"/>
    </style:style>
    <style:style style:name="P15" style:family="paragraph" style:parent-style-name="Standard">
      <style:text-properties fo:color="#000000" style:font-name="Courier New" fo:font-size="12pt" officeooo:rsid="0015ff4c" officeooo:paragraph-rsid="00174613" style:font-size-asian="10.5pt" style:font-size-complex="12pt"/>
    </style:style>
    <style:style style:name="P16" style:family="paragraph" style:parent-style-name="Standard">
      <style:text-properties fo:color="#000000" style:font-name="Courier New" fo:font-size="12pt" officeooo:rsid="00174613" officeooo:paragraph-rsid="00174613" style:font-size-asian="10.5pt" style:font-size-complex="12pt"/>
    </style:style>
    <style:style style:name="P17" style:family="paragraph" style:parent-style-name="Standard">
      <style:text-properties fo:color="#000000" style:font-name="Courier New" fo:font-size="12pt" fo:font-weight="bold" officeooo:rsid="0015ff4c" officeooo:paragraph-rsid="0015ff4c" style:font-size-asian="10.5pt" style:font-weight-asian="bold" style:font-size-complex="12pt" style:font-weight-complex="bold"/>
    </style:style>
    <style:style style:name="P18" style:family="paragraph" style:parent-style-name="Standard">
      <style:text-properties fo:color="#000000" style:font-name="Courier New" fo:font-size="12pt" fo:font-weight="bold" officeooo:rsid="00174613" officeooo:paragraph-rsid="00174613" style:font-size-asian="10.5pt" style:font-weight-asian="bold" style:font-size-complex="12pt" style:font-weight-complex="bold"/>
    </style:style>
    <style:style style:name="P19" style:family="paragraph" style:parent-style-name="Standard">
      <style:text-properties fo:color="#0000ff" style:font-name="Courier New" fo:font-size="10pt" style:font-size-asian="10pt"/>
    </style:style>
    <style:style style:name="P20" style:family="paragraph" style:parent-style-name="Standard">
      <style:paragraph-properties fo:text-align="start" style:justify-single-word="false"/>
      <style:text-properties fo:language="ru" fo:country="RU" fo:font-weight="bold" officeooo:rsid="00102193" officeooo:paragraph-rsid="00102193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language="ru" fo:country="RU" fo:font-weight="bold" officeooo:rsid="00102193" officeooo:paragraph-rsid="0012841d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language="ru" fo:country="RU" fo:font-weight="normal" officeooo:rsid="00174613" officeooo:paragraph-rsid="00174613" style:font-weight-asian="normal" style:font-weight-complex="normal"/>
    </style:style>
    <style:style style:name="P23" style:family="paragraph" style:parent-style-name="Standard">
      <style:text-properties officeooo:paragraph-rsid="0015ff4c"/>
    </style:style>
    <style:style style:name="T1" style:family="text">
      <style:text-properties fo:color="#0000ff" style:font-name="Courier New" fo:font-size="10pt" style:font-size-asian="10pt"/>
    </style:style>
    <style:style style:name="T2" style:family="text">
      <style:text-properties fo:color="#0000ff" style:font-name="Courier New" fo:font-size="10pt" style:font-size-asian="10pt"/>
    </style:style>
    <style:style style:name="T3" style:family="text">
      <style:text-properties fo:color="#000000" style:font-name="Courier New" fo:font-size="10pt" style:font-size-asian="10pt"/>
    </style:style>
    <style:style style:name="T4" style:family="text">
      <style:text-properties fo:color="#000000" style:font-name="Courier New" fo:font-size="10pt" style:font-size-asian="10pt"/>
    </style:style>
    <style:style style:name="T5" style:family="text">
      <style:text-properties fo:color="#a020f0" style:font-name="Courier New" fo:font-size="10pt" style:font-size-asian="10pt"/>
    </style:style>
    <style:style style:name="T6" style:family="text">
      <style:text-properties fo:color="#a020f0" style:font-name="Courier New" fo:font-size="10pt" style:font-size-asian="10pt"/>
    </style:style>
    <style:style style:name="T7" style:family="text">
      <style:text-properties fo:color="#a020f0" fo:font-size="10pt" style:font-size-asian="10pt"/>
    </style:style>
    <style:style style:name="T8" style:family="text">
      <style:text-properties fo:color="#228b22" style:font-name="Courier New" fo:font-size="10pt" style:font-size-asian="10pt"/>
    </style:style>
    <style:style style:name="T9" style:family="text">
      <style:text-properties fo:color="#228b22" style:font-name="Courier New" fo:font-size="10pt" officeooo:rsid="00102193" style:font-size-asian="10pt"/>
    </style:style>
    <style:style style:name="T10" style:family="text">
      <style:text-properties fo:color="#228b22" style:font-name="Courier New" fo:font-size="10pt" officeooo:rsid="00102193" style:font-size-asian="10pt"/>
    </style:style>
    <style:style style:name="T11" style:family="text">
      <style:text-properties fo:color="#228b22" style:font-name="Courier New" fo:font-size="10pt" officeooo:rsid="0010933e" style:font-size-asian="10pt"/>
    </style:style>
    <style:style style:name="T12" style:family="text">
      <style:text-properties fo:color="#228b22" style:font-name="Courier New" fo:font-size="10pt" officeooo:rsid="0012841d" style:font-size-asian="10pt"/>
    </style:style>
    <style:style style:name="T13" style:family="text">
      <style:text-properties fo:color="#228b22" style:font-name="Courier New" fo:font-size="10pt" style:font-size-asian="10pt"/>
    </style:style>
    <style:style style:name="T14" style:family="text">
      <style:text-properties fo:color="#228b22" style:font-name="Courier New" fo:font-size="10pt" officeooo:rsid="0015ff4c" style:font-size-asian="10pt"/>
    </style:style>
    <style:style style:name="T15" style:family="text">
      <style:text-properties fo:color="#228b22" fo:font-size="10pt" style:font-size-asian="10pt"/>
    </style:style>
    <style:style style:name="T16" style:family="text">
      <style:text-properties officeooo:rsid="0012841d"/>
    </style:style>
    <style:style style:name="T17" style:family="text">
      <style:text-properties officeooo:rsid="0015de98"/>
    </style:style>
    <style:style style:name="T18" style:family="text">
      <style:text-properties officeooo:rsid="0015ff4c"/>
    </style:style>
    <style:style style:name="T19" style:family="text">
      <style:text-properties fo:font-size="10pt" style:font-size-asian="10pt"/>
    </style:style>
    <style:style style:name="T20" style:family="text">
      <style:text-properties style:font-name="Courier"/>
    </style:style>
    <style:style style:name="T21" style:family="text">
      <style:text-properties officeooo:rsid="00177ea8"/>
    </style:style>
    <style:style style:name="T22" style:family="text">
      <style:text-properties officeooo:rsid="0019724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тчёт по лабораторной работе</text:p>
      <text:p text:style-name="P1">по численным методам</text:p>
      <text:p text:style-name="P1">Кобака Ф.А. 18ДКК-1</text:p>
      <text:p text:style-name="P1">Вариант <text:span text:style-name="T17">3</text:span></text:p>
      <text:p text:style-name="P1"/>
      <text:p text:style-name="P2">Исходный код:</text:p>
      <text:p text:style-name="P2">Формулы прямоугольников:</text:p>
      <text:p text:style-name="P10">% xVec — узлы сетки</text:p>
      <text:p text:style-name="P10">% <text:span text:style-name="T18">expr — интегрируемая функция в виде символьного выражения</text:span></text:p>
      <text:p text:style-name="P10">% <text:span text:style-name="T18">ftype — тип формулы 1 — центральные 2 — правые 3 - левые</text:span></text:p>
      <text:p text:style-name="P10">% info — переменная указывает показывать ли отладочную инфу</text:p>
      <text:p text:style-name="P2"><text:span text:style-name="T1">function</text:span><text:span text:style-name="T3"> res = rectangFun(expr , xVec , fType, info)</text:span></text:p>
      <text:p text:style-name="Standard"><text:span text:style-name="T3"><text:s/></text:span></text:p>
      <text:p text:style-name="P23"><text:span text:style-name="T3"><text:s text:c="4"/></text:span><text:span text:style-name="T8">% </text:span><text:span text:style-name="T9">узнаем чило полученных узлов</text:span><text:span text:style-name="T3"> <text:s text:c="2"/></text:span></text:p>
      <text:p text:style-name="Standard"><text:span text:style-name="T3"><text:s text:c="4"/>arrSize = numel(xVec);</text:span></text:p>
      <text:p text:style-name="P23"><text:span text:style-name="T3"><text:s text:c="4"/></text:span><text:span text:style-name="T8">% </text:span><text:span text:style-name="T14">инициализируем переменную в которую будем сумировать</text:span></text:p>
      <text:p text:style-name="Standard"><text:span text:style-name="T3"><text:s text:c="4"/>res = 0;</text:span></text:p>
      <text:p text:style-name="Standard"><text:span text:style-name="T3"><text:s/></text:span></text:p>
      <text:p text:style-name="P23"><text:span text:style-name="T3"><text:s text:c="4"/></text:span><text:span text:style-name="T8">% </text:span><text:span text:style-name="T14">бежим от второго и до последнего узла</text:span></text:p>
      <text:p text:style-name="Standard"><text:span text:style-name="T3"><text:s text:c="4"/></text:span><text:span text:style-name="T1">for</text:span><text:span text:style-name="T3"> (i = 2:arrSize)</text:span></text:p>
      <text:p text:style-name="P23"><text:span text:style-name="T3"><text:s/><text:tab/> <text:s/></text:span><text:span text:style-name="T8">% </text:span><text:span text:style-name="T14">узнаем расстояние между текущим и предыдущим узлом</text:span></text:p>
      <text:p text:style-name="Standard"><text:span text:style-name="T3"><text:s text:c="8"/>h = xVec(i) - xVec(i-1);</text:span></text:p>
      <text:p text:style-name="Standard"><text:span text:style-name="T3"><text:s/></text:span></text:p>
      <text:p text:style-name="Standard"><text:span text:style-name="T3"><text:s text:c="8"/></text:span><text:span text:style-name="T1">if</text:span><text:span text:style-name="T3">(fType == 1)</text:span></text:p>
      <text:p text:style-name="P23"><text:span text:style-name="T3"><text:tab/><text:tab/></text:span><text:span text:style-name="T8">% </text:span><text:span text:style-name="T14">для формулы центральных прямоугольников надо взять точку между узлами</text:span></text:p>
      <text:p text:style-name="Standard"><text:span text:style-name="T3"><text:s text:c="12"/>Xi = (xVec(i) + xVec(i-1)) / 2;</text:span></text:p>
      <text:p text:style-name="Standard"><text:span text:style-name="T3"><text:s text:c="8"/></text:span><text:span text:style-name="T1">elseif</text:span><text:span text:style-name="T3">(fType == 2 )</text:span></text:p>
      <text:p text:style-name="P23"><text:span text:style-name="T3"><text:tab/><text:tab/></text:span><text:span text:style-name="T8">% </text:span><text:span text:style-name="T14">для формулы правых берем текущую точку</text:span></text:p>
      <text:p text:style-name="Standard"><text:span text:style-name="T3"><text:s text:c="12"/>Xi = xVec(i);</text:span></text:p>
      <text:p text:style-name="Standard"><text:span text:style-name="T3"><text:s text:c="8"/></text:span><text:span text:style-name="T1">else</text:span></text:p>
      <text:p text:style-name="P23"><text:span text:style-name="T1"><text:tab/><text:tab/></text:span><text:span text:style-name="T8">% </text:span><text:span text:style-name="T14">для формулы левых точку левее текущей</text:span></text:p>
      <text:p text:style-name="Standard"><text:span text:style-name="T3"><text:s text:c="12"/>Xi = xVec(i-1);</text:span></text:p>
      <text:p text:style-name="Standard"><text:span text:style-name="T3"><text:s text:c="8"/></text:span><text:span text:style-name="T1">end</text:span></text:p>
      <text:p text:style-name="Standard"><text:span text:style-name="T1"><text:s/><text:tab/></text:span></text:p>
      <text:p text:style-name="P23"><text:span text:style-name="T1"><text:tab/> <text:s/></text:span><text:span text:style-name="T8">% </text:span><text:span text:style-name="T14">вычисляем значение в выбранной точке</text:span></text:p>
      <text:p text:style-name="Standard"><text:span text:style-name="T3"><text:s text:c="8"/>pY = subs(expr , Xi);</text:span></text:p>
      <text:p text:style-name="P23"><text:span text:style-name="T3"><text:tab/> <text:s/></text:span><text:span text:style-name="T8">% </text:span><text:span text:style-name="T14">считам площадь прямоугольничка</text:span></text:p>
      <text:p text:style-name="Standard"><text:span text:style-name="T3"><text:s text:c="8"/>recSize = h * pY;</text:span></text:p>
      <text:p text:style-name="P23"><text:span text:style-name="T3"><text:tab/> <text:s/></text:span><text:span text:style-name="T8">% </text:span><text:span text:style-name="T14">досумируем к предыдущим площадям</text:span></text:p>
      <text:p text:style-name="Standard"><text:span text:style-name="T3"><text:s text:c="8"/>res = res + recSize;</text:span></text:p>
      <text:p text:style-name="Standard"><text:span text:style-name="T3"><text:s/><text:tab/></text:span></text:p>
      <text:p text:style-name="P23"><text:span text:style-name="T3"><text:s text:c="8"/></text:span><text:span text:style-name="T8">%</text:span><text:span text:style-name="T14">отладочная инфа+++++++++++++++++++++++++++++++++++++++++++++</text:span></text:p>
      <text:p text:style-name="Standard"><text:span text:style-name="T3"><text:s text:c="8"/></text:span><text:span text:style-name="T1">if</text:span><text:span text:style-name="T3">(info)</text:span></text:p>
      <text:p text:style-name="Standard"><text:span text:style-name="T3"><text:s text:c="12"/>disp([</text:span><text:span text:style-name="T5">'+++++++iter '</text:span><text:span text:style-name="T3"> , num2str(i-1) , </text:span><text:span text:style-name="T5">'++++++++++'</text:span><text:span text:style-name="T3">]);</text:span></text:p>
      <text:p text:style-name="Standard"><text:span text:style-name="T3"><text:s text:c="12"/>disp([</text:span><text:span text:style-name="T5">'point in x '</text:span><text:span text:style-name="T3"> , num2str(Xi)]);</text:span></text:p>
      <text:p text:style-name="Standard"><text:span text:style-name="T3"><text:s text:c="12"/>disp([</text:span><text:span text:style-name="T5">'point in y '</text:span><text:span text:style-name="T3"> , num2str(pY)]);</text:span></text:p>
      <text:p text:style-name="Standard"><text:span text:style-name="T3"><text:s text:c="12"/>disp([</text:span><text:span text:style-name="T5">'size of rectangle '</text:span><text:span text:style-name="T3"> , num2str(recSize)]);</text:span></text:p>
      <text:p text:style-name="Standard"><text:span text:style-name="T3"><text:s text:c="12"/>disp([</text:span><text:span text:style-name="T5">'sum '</text:span><text:span text:style-name="T3"> , num2str(res)]);</text:span></text:p>
      <text:p text:style-name="Standard"><text:span text:style-name="T3"><text:s text:c="12"/>disp([</text:span><text:span text:style-name="T5">'+++++++iter '</text:span><text:span text:style-name="T3"> , num2str(i-1) , </text:span><text:span text:style-name="T5">'++++++++++'</text:span><text:span text:style-name="T3">]);</text:span></text:p>
      <text:p text:style-name="Standard"><text:span text:style-name="T3"><text:s text:c="8"/></text:span><text:span text:style-name="T1">end</text:span><text:span text:style-name="T3"> </text:span></text:p>
      <text:p text:style-name="P23"><text:span text:style-name="T8"><text:tab/> <text:s/>%</text:span><text:span text:style-name="T14">отладочная инфа+++++++++++++++++++++++++++++++++++++++++++++</text:span></text:p>
      <text:p text:style-name="Standard"><text:span text:style-name="T3"><text:s/></text:span></text:p>
      <text:p text:style-name="Standard"><text:span text:style-name="T3"><text:s text:c="4"/></text:span><text:span text:style-name="T1">end</text:span></text:p>
      <text:p text:style-name="Standard"><text:span text:style-name="T1"><text:s/></text:span></text:p>
      <text:p text:style-name="Standard"><text:span text:style-name="T1">end</text:span></text:p>
      <text:p text:style-name="P2"/>
      <text:p text:style-name="P2"/>
      <text:p text:style-name="P2"><text:soft-page-break/>Трапеции:</text:p>
      <text:p text:style-name="P8">% xVec — узлы сетки</text:p>
      <text:p text:style-name="P8">% yVec — значения в узлах сетки</text:p>
      <text:p text:style-name="P8">% info — переменная указывает показывать ли отладочную инфу</text:p>
      <text:p text:style-name="P2"><text:span text:style-name="T1">function</text:span><text:span text:style-name="T3"> res = trapezFormulaArr(xVec, yVec, info)</text:span></text:p>
      <text:p text:style-name="P5"><text:span text:style-name="T3"><text:s text:c="4"/></text:span><text:span text:style-name="T8">% </text:span><text:span text:style-name="T9">узнаем чило полученных узлов</text:span><text:span text:style-name="T3"> <text:s text:c="2"/></text:span></text:p>
      <text:p text:style-name="P11"><text:s text:c="4"/>arrSize = numel(xVec);</text:p>
      <text:p text:style-name="Standard"><text:span text:style-name="T3"><text:s text:c="4"/></text:span><text:span text:style-name="T8">%</text:span><text:span text:style-name="T9">суммируем первый и последний элементы деленные на два (остальные в цикле </text:span></text:p>
      <text:p text:style-name="Standard"><text:span text:style-name="T9"><text:s text:c="4"/>% так как их на два делить не надо</text:span><text:span text:style-name="T12">)</text:span></text:p>
      <text:p text:style-name="P11"><text:s text:c="4"/>summa = (yVec(1) + yVec(arrSize)) / 2;</text:p>
      <text:p text:style-name="Standard"><text:span text:style-name="T3"><text:s text:c="4"/></text:span><text:span text:style-name="T8">%</text:span><text:span text:style-name="T9">отладочная инфа+++++++++++++++++++++++++++++++++++++</text:span></text:p>
      <text:p text:style-name="Standard"><text:span text:style-name="T3"><text:s text:c="4"/></text:span><text:span text:style-name="T1">if</text:span><text:span text:style-name="T3">(info)</text:span></text:p>
      <text:p text:style-name="Standard"><text:span text:style-name="T3"><text:s text:c="8"/>disp(</text:span><text:span text:style-name="T5">'extreme points data++++++++++++++++++++++'</text:span><text:span text:style-name="T3">);</text:span></text:p>
      <text:p text:style-name="Standard"><text:span text:style-name="T3"><text:s text:c="8"/>disp([</text:span><text:span text:style-name="T5">'f(x(0)) / 2 <text:s/>= '</text:span><text:span text:style-name="T3">, num2str(yVec(1)/2) ]);</text:span></text:p>
      <text:p text:style-name="Standard"><text:span text:style-name="T3"><text:s text:c="8"/>disp([</text:span><text:span text:style-name="T5">'f(x('</text:span><text:span text:style-name="T3"> , num2str(arrSize) , </text:span><text:span text:style-name="T5">')) / 2 = '</text:span><text:span text:style-name="T3"> , num2str(yVec(arrSize) / 2 )]);</text:span></text:p>
      <text:p text:style-name="Standard"><text:span text:style-name="T3"><text:s text:c="8"/>disp([</text:span><text:span text:style-name="T5">'summa value is '</text:span><text:span text:style-name="T3"> , num2str(summa)]);</text:span></text:p>
      <text:p text:style-name="Standard"><text:span text:style-name="T3"><text:s text:c="8"/>disp(</text:span><text:span text:style-name="T5">'extreme points data++++++++++++++++++++++'</text:span><text:span text:style-name="T3">);</text:span></text:p>
      <text:p text:style-name="Standard"><text:span text:style-name="T3"><text:s text:c="4"/></text:span><text:span text:style-name="T1">end</text:span></text:p>
      <text:p text:style-name="P5"><text:span text:style-name="T1"><text:s text:c="4"/></text:span><text:span text:style-name="T8">%</text:span><text:span text:style-name="T9">отладочная инфа+++++++++++++++++++++++++++++++++++++</text:span></text:p>
      <text:p text:style-name="P19"><text:s/></text:p>
      <text:p text:style-name="P5"><text:span text:style-name="T1"><text:s text:c="4"/></text:span><text:span text:style-name="T8">%</text:span><text:span text:style-name="T9">цикл в котором суммируются все другие элементы</text:span></text:p>
      <text:p text:style-name="Standard"><text:span text:style-name="T3"><text:s text:c="4"/></text:span><text:span text:style-name="T1">for</text:span><text:span text:style-name="T3">(i = 2:arrSize-1)</text:span></text:p>
      <text:p text:style-name="P11"><text:s text:c="8"/>summa = summa + yVec(i); <text:s text:c="3"/></text:p>
      <text:p text:style-name="P5"><text:span text:style-name="T3"><text:s/><text:tab/> <text:s/></text:span><text:span text:style-name="T8">%</text:span><text:span text:style-name="T9">отладочная инфа+++++++++++++++++++++++++++++++++++++</text:span></text:p>
      <text:p text:style-name="Standard"><text:span text:style-name="T3"><text:s text:c="8"/></text:span><text:span text:style-name="T1">if</text:span><text:span text:style-name="T3">(info)</text:span></text:p>
      <text:p text:style-name="Standard"><text:span text:style-name="T3"><text:s text:c="12"/>disp([</text:span><text:span text:style-name="T5">'point '</text:span><text:span text:style-name="T3"> , num2str(i-1) , </text:span><text:span text:style-name="T5">' data++++++++++++++'</text:span><text:span text:style-name="T3">]);</text:span></text:p>
      <text:p text:style-name="Standard"><text:span text:style-name="T3"><text:s text:c="12"/>disp([</text:span><text:span text:style-name="T5">'f(x('</text:span><text:span text:style-name="T3"> , num2str(i-1) , </text:span><text:span text:style-name="T5">')) = '</text:span><text:span text:style-name="T3"> , num2str(yVec(i))]); </text:span></text:p>
      <text:p text:style-name="Standard"><text:span text:style-name="T3"><text:s text:c="12"/>disp([</text:span><text:span text:style-name="T5">'summa value is '</text:span><text:span text:style-name="T3"> , num2str(summa)]);</text:span></text:p>
      <text:p text:style-name="Standard"><text:span text:style-name="T3"><text:s text:c="12"/>disp([</text:span><text:span text:style-name="T5">'point '</text:span><text:span text:style-name="T3"> , num2str(i-1) , </text:span><text:span text:style-name="T5">' data++++++++++++++'</text:span><text:span text:style-name="T3">]);</text:span></text:p>
      <text:p text:style-name="Standard"><text:span text:style-name="T3"><text:s text:c="8"/></text:span><text:span text:style-name="T1">end</text:span></text:p>
      <text:p text:style-name="P5"><text:span text:style-name="T1"><text:tab/> <text:s/></text:span><text:span text:style-name="T8">%</text:span><text:span text:style-name="T9">отладочная инфа+++++++++++++++++++++++++++++++++++++</text:span></text:p>
      <text:p text:style-name="Standard"><text:span text:style-name="T3"><text:s text:c="4"/></text:span><text:span text:style-name="T1">end</text:span></text:p>
      <text:p text:style-name="P5"><text:span text:style-name="T1"><text:s text:c="4"/></text:span><text:span text:style-name="T8">%</text:span><text:span text:style-name="T9">тут просто по формуле вычисление результата</text:span></text:p>
      <text:p text:style-name="P6"><text:span text:style-name="T9"><text:s text:c="4"/>%</text:span><text:span text:style-name="T11">arrSize – 1 потому, что надо делить на чило промежутков между узлами но не на число узлов</text:span></text:p>
      <text:p text:style-name="P11"><text:s text:c="4"/>res = summa* ((xVec(arrSize) - xVec(1)) / (arrSize - 1));</text:p>
      <text:p text:style-name="P11"><text:s/></text:p>
      <text:p text:style-name="P19">end</text:p>
      <text:p text:style-name="P2"/>
      <text:p text:style-name="P3"><text:span text:style-name="T16">Симпсон</text:span>:</text:p>
      <text:p text:style-name="P9">% xVec — узлы сетки</text:p>
      <text:p text:style-name="P9">% yVec — значения в узлах сетки</text:p>
      <text:p text:style-name="P9">% info — переменная указывает показывать ли отладочную инфу</text:p>
      <text:p text:style-name="P4"><text:span text:style-name="T1">function</text:span><text:span text:style-name="T3"> res = simpsonFormula(x , y, info)</text:span></text:p>
      <text:p text:style-name="P7"><text:span text:style-name="T3"><text:s text:c="4"/></text:span><text:span text:style-name="T8">% </text:span><text:span text:style-name="T9">узнаем чило полученных узлов</text:span></text:p>
      <text:p text:style-name="P11"><text:s text:c="4"/>arrSize = numel(x);</text:p>
      <text:p text:style-name="P7"><text:span text:style-name="T3"><text:s text:c="4"/></text:span><text:span text:style-name="T8">%</text:span><text:span text:style-name="T9">суммируем первый и последний элементы деленные на два (остальные в цикле </text:span></text:p>
      <text:p text:style-name="P7"><text:span text:style-name="T9"><text:s text:c="4"/>% так как их </text:span><text:span text:style-name="T12">надо на некоторые штуки домножать)</text:span></text:p>
      <text:p text:style-name="P11"><text:s text:c="4"/>res = y(1) + y(arrSize);</text:p>
      <text:p text:style-name="P7"><text:span text:style-name="T3"><text:s text:c="4"/></text:span><text:span text:style-name="T8">%</text:span><text:span text:style-name="T9">отладочная инфа+++++++++++++++++++++++++++++++++++++</text:span></text:p>
      <text:p text:style-name="Standard"><text:span text:style-name="T3"><text:s text:c="4"/></text:span><text:span text:style-name="T1">if</text:span><text:span text:style-name="T3">(info)</text:span></text:p>
      <text:p text:style-name="Standard"><text:span text:style-name="T3"><text:s text:c="8"/>disp([</text:span><text:span text:style-name="T5">'y(0) is '</text:span><text:span text:style-name="T3"> , num2str(y(1))]);</text:span></text:p>
      <text:p text:style-name="Standard"><text:span text:style-name="T3"><text:s text:c="8"/>disp([</text:span><text:span text:style-name="T5">'y(n) is '</text:span><text:span text:style-name="T3"> , num2str(y(arrSize))]);</text:span></text:p>
      <text:p text:style-name="Standard"><text:span text:style-name="T3"><text:s text:c="8"/>disp([</text:span><text:span text:style-name="T5">'y(0) + y(n) is '</text:span><text:span text:style-name="T3">, num2str(res)]);</text:span></text:p>
      <text:p text:style-name="Standard"><text:span text:style-name="T3"><text:s text:c="4"/></text:span><text:span text:style-name="T1">end</text:span></text:p>
      <text:p text:style-name="P7"><text:span text:style-name="T1"><text:s text:c="4"/></text:span><text:span text:style-name="T8">%</text:span><text:span text:style-name="T9">отладочная инфа+++++++++++++++++++++++++++++++++++++</text:span></text:p>
      <text:p text:style-name="P19"><text:s/></text:p>
      <text:p text:style-name="Standard"><text:span text:style-name="T3"><text:s text:c="4"/></text:span><text:span text:style-name="T1">for</text:span><text:span text:style-name="T3">(i = 2:arrSize - 1)</text:span></text:p>
      <text:p text:style-name="P11"><text:soft-page-break/><text:s/></text:p>
      <text:p text:style-name="Standard"><text:span text:style-name="T3"><text:s text:c="8"/></text:span><text:span text:style-name="T1">if</text:span><text:span text:style-name="T3">(~mod(i, 2))</text:span></text:p>
      <text:p text:style-name="Standard"><text:span text:style-name="T3"><text:s text:c="12"/>fact = 4; </text:span><text:span text:style-name="T8">%in case 2,4,6,… </text:span><text:span text:style-name="T12">в случае четного множим на 4</text:span><text:span text:style-name="T8"> </text:span></text:p>
      <text:p text:style-name="Standard"><text:span text:style-name="T3"><text:s text:c="8"/></text:span><text:span text:style-name="T1">else</text:span></text:p>
      <text:p text:style-name="Standard"><text:span text:style-name="T3"><text:s text:c="12"/>fact = 2; </text:span><text:span text:style-name="T8">% in case 3, 5 ,… </text:span><text:span text:style-name="T12">в случе нечетного множим на 2</text:span></text:p>
      <text:p text:style-name="Standard"><text:span text:style-name="T3"><text:s text:c="8"/></text:span><text:span text:style-name="T1">end</text:span></text:p>
      <text:p text:style-name="P19"><text:s/></text:p>
      <text:p text:style-name="P7"><text:span text:style-name="T3"><text:s text:c="8"/>additElement = fact * y(i);</text:span><text:span text:style-name="T8">% </text:span><text:span text:style-name="T12">само непосредсвенно умножение</text:span></text:p>
      <text:p text:style-name="P7"><text:span text:style-name="T3"><text:s text:c="8"/>res = res + additElement;</text:span><text:span text:style-name="T8">% </text:span><text:span text:style-name="T12">прибавляем новый элемент</text:span></text:p>
      <text:p text:style-name="P7"><text:span text:style-name="T3"><text:s/><text:tab/> <text:s/></text:span><text:span text:style-name="T8">%</text:span><text:span text:style-name="T9">отладочная инфа+++++++++++++++++++++++++++++++++++++</text:span></text:p>
      <text:p text:style-name="Standard"><text:span text:style-name="T3"><text:s text:c="8"/></text:span><text:span text:style-name="T1">if</text:span><text:span text:style-name="T3">(info)</text:span></text:p>
      <text:p text:style-name="Standard"><text:span text:style-name="T3"><text:s text:c="12"/>disp([num2str(fact),</text:span><text:span text:style-name="T5">'*y('</text:span><text:span text:style-name="T3">, num2str(i-1) , </text:span><text:span text:style-name="T5">') = '</text:span><text:span text:style-name="T3">, num2str(additElement)]);</text:span></text:p>
      <text:p text:style-name="Standard"><text:span text:style-name="T3"><text:s text:c="12"/>disp([</text:span><text:span text:style-name="T5">'res at step No'</text:span><text:span text:style-name="T3"> , num2str(i-1) , </text:span><text:span text:style-name="T5">' is '</text:span><text:span text:style-name="T3">, num2str(res)]);</text:span></text:p>
      <text:p text:style-name="Standard"><text:span text:style-name="T3"><text:s text:c="8"/></text:span><text:span text:style-name="T1">end</text:span></text:p>
      <text:p text:style-name="P7"><text:span text:style-name="T8"><text:tab/> <text:s/>%</text:span><text:span text:style-name="T9">отладочная инфа+++++++++++++++++++++++++++++++++++++</text:span></text:p>
      <text:p text:style-name="P19"><text:s/></text:p>
      <text:p text:style-name="P19"><text:s/></text:p>
      <text:p text:style-name="Standard"><text:span text:style-name="T3"><text:s text:c="4"/></text:span><text:span text:style-name="T1">end</text:span></text:p>
      <text:p text:style-name="P7"><text:span text:style-name="T3"><text:s text:c="4"/></text:span><text:span text:style-name="T8">% </text:span><text:span text:style-name="T12">вычисляем результат по формуле</text:span></text:p>
      <text:p text:style-name="P11"><text:s text:c="4"/>res = res * (x(arrSize) - x(1))/(3*(arrSize-1)); </text:p>
      <text:p text:style-name="P11"><text:s/></text:p>
      <text:p text:style-name="P19">end</text:p>
      <text:p text:style-name="P19"/>
      <text:p text:style-name="P19"/>
      <text:p text:style-name="P17">Скрипт результат:</text:p>
      <text:p text:style-name="P14"><text:span text:style-name="T15">% формируем символьное выражение соответсвующее данной функции</text:span></text:p>
      <text:p text:style-name="P14"><text:span text:style-name="T19">f = sym(</text:span><text:span text:style-name="T7">'(3.8 - x^2) / (x^3 +1.5)'</text:span><text:span text:style-name="T19">)</text:span></text:p>
      <text:p text:style-name="Standard"><text:span text:style-name="T3"><text:s/></text:span></text:p>
      <text:p text:style-name="P23"><text:span text:style-name="T8">% </text:span><text:span text:style-name="T14">аналитическое решение сначала найду</text:span></text:p>
      <text:p text:style-name="P23"><text:span text:style-name="T14">% насколько я помню, встроенная int ищет именно аналитически, что подтверждает необходимость</text:span></text:p>
      <text:p text:style-name="P23"><text:span text:style-name="T14">% преобразовывать в double</text:span><text:span text:style-name="T3"> </text:span></text:p>
      <text:p text:style-name="Standard"><text:span text:style-name="T3">analSol = double(int(f , 0 ,1));</text:span></text:p>
      <text:p text:style-name="Standard"><text:span text:style-name="T3">disp([</text:span><text:span text:style-name="T5">'analitic solution '</text:span><text:span text:style-name="T3"> , num2str(analSol)]);</text:span></text:p>
      <text:p text:style-name="Standard"><text:span text:style-name="T3"/></text:p>
      <text:p text:style-name="P23"><text:span text:style-name="T8">% </text:span><text:span text:style-name="T14">дальше нам понадобяться узлы</text:span></text:p>
      <text:p text:style-name="P23"><text:span text:style-name="T14">% 13 узлов между которыми 12 интервалов с дилинной 1/12</text:span></text:p>
      <text:p text:style-name="Standard"><text:span text:style-name="T3">x = 0:(1/12):1;</text:span></text:p>
      <text:p text:style-name="Standard"><text:span text:style-name="T3"/></text:p>
      <text:p text:style-name="P23"><text:span text:style-name="T8">% </text:span><text:span text:style-name="T14">правые + вывод + отклонение от аналитического решения</text:span></text:p>
      <text:p text:style-name="Standard"><text:span text:style-name="T3">right = rectangFun(f , x , 2 , false);</text:span></text:p>
      <text:p text:style-name="Standard"><text:span text:style-name="T3">disp([</text:span><text:span text:style-name="T5">'right rectangles formula result '</text:span><text:span text:style-name="T3"> , num2str(right) , </text:span><text:span text:style-name="T5">'. error '</text:span><text:span text:style-name="T3"> , num2str(abs(right – analSol))]);</text:span></text:p>
      <text:p text:style-name="P23"><text:span text:style-name="T8">% </text:span><text:span text:style-name="T14">левые + вывод + отклонение от аналитического решения</text:span></text:p>
      <text:p text:style-name="Standard"><text:span text:style-name="T3">left = rectangFun(f , x , 3 , false);</text:span></text:p>
      <text:p text:style-name="Standard"><text:span text:style-name="T3">disp([</text:span><text:span text:style-name="T5">'left rectangles formula result '</text:span><text:span text:style-name="T3"> , num2str(left),</text:span><text:span text:style-name="T5">'. error '</text:span><text:span text:style-name="T3"> , num2str(abs(left – analSol))]);</text:span></text:p>
      <text:p text:style-name="P23"><text:span text:style-name="T8">% </text:span><text:span text:style-name="T14">центральные + вывод + отклонение от аналитического решения</text:span></text:p>
      <text:p text:style-name="Standard"><text:span text:style-name="T3">cent = rectangFun(f , x , 1 , false);</text:span></text:p>
      <text:p text:style-name="Standard"><text:span text:style-name="T3">disp([</text:span><text:span text:style-name="T5">'central rectangles formula result '</text:span><text:span text:style-name="T3"> , num2str(cent) , <text:s/></text:span><text:span text:style-name="T5">'. error '</text:span><text:span text:style-name="T3"> , num2str(abs(cent - analSol))]);</text:span></text:p>
      <text:p text:style-name="Standard"><text:span text:style-name="T3"/></text:p>
      <text:p text:style-name="P23"><text:span text:style-name="T8">% </text:span><text:span text:style-name="T14">в трапециях и симсоне сделал так, что не используется аналитический вид функции</text:span></text:p>
      <text:p text:style-name="P23"><text:span text:style-name="T14">% но нужна таблица ее значений, найдем ее</text:span></text:p>
      <text:p text:style-name="Standard"><text:span text:style-name="T3">y = subs(f , x);</text:span></text:p>
      <text:p text:style-name="Standard"><text:span text:style-name="T3"/></text:p>
      <text:p text:style-name="P23"><text:span text:style-name="T8">% </text:span><text:span text:style-name="T14">трапеции + вывод + отклонение от аналитического решения</text:span></text:p>
      <text:p text:style-name="Standard"><text:span text:style-name="T3">trap = trapezFormulaArr(x , y , false);</text:span></text:p>
      <text:p text:style-name="Standard"><text:soft-page-break/><text:span text:style-name="T3">disp([</text:span><text:span text:style-name="T5">'trapezoidal formula result '</text:span><text:span text:style-name="T3"> , num2str(trap) , </text:span><text:span text:style-name="T5">'. error '</text:span><text:span text:style-name="T3"> , num2str(abs(trap – analSol))]);</text:span></text:p>
      <text:p text:style-name="P23"><text:span text:style-name="T8">% </text:span><text:span text:style-name="T14">симсон + вывод + отклонение от аналитического решения</text:span></text:p>
      <text:p text:style-name="P23"><text:span text:style-name="T3">simpson = simpsonFormula(x , y , false);</text:span></text:p>
      <text:p text:style-name="Standard"><text:span text:style-name="T3">disp([</text:span><text:span text:style-name="T5">'simpson formula result '</text:span><text:span text:style-name="T3"> , num2str(simpson) , </text:span><text:span text:style-name="T5">'. error '</text:span><text:span text:style-name="T3"> , num2str(abs(simpson - analSol))]);</text:span></text:p>
      <text:p text:style-name="P14"/>
      <text:p text:style-name="P14"/>
      <text:p text:style-name="P14"/>
      <text:p text:style-name="P14"/>
      <text:p text:style-name="P18">Результат выполнения:</text:p>
      <text:p text:style-name="P16"/>
      <text:p text:style-name="P15"><text:s/></text:p>
      <text:p text:style-name="P12">f =</text:p>
      <text:p text:style-name="P12"><text:s/></text:p>
      <text:p text:style-name="P12">-(x^2 - 3.8)/(x^3 + 1.5) % <text:span text:style-name="T22">5 раз перепроверил, вроде как в условии</text:span></text:p>
      <text:p text:style-name="P12"><text:s/></text:p>
      <text:p text:style-name="P12">analitic solution 2.0517</text:p>
      <text:p text:style-name="P12">right rectangles formula result 1.9916. error 0.060131</text:p>
      <text:p text:style-name="P12">left rectangles formula result 2.1094. error 0.057647</text:p>
      <text:p text:style-name="P12">central rectangles formula result 2.0523. error 0.00062136</text:p>
      <text:p text:style-name="P12">trapezoidal formula result 2.0505. error 0.0012419</text:p>
      <text:p text:style-name="P12">simpson formula result 2.0517. error 4.5399e-006</text:p>
      <text:p text:style-name="P13"/>
      <text:p text:style-name="P3"><text:span text:style-name="T20">Выводы</text:span>: </text:p>
      <text:p text:style-name="P22">Лучше всего справилась формула Симсона — самая высокая точность, что не удивительно, ведь она основана на кусочно квадратичной интерполяции, в то время как остальные кусочно- линейные. В плане реализации они все достаточно простые, так что если не учитывать возможные нюансы с вычислительной сложностью метод Симсона - лучший выбор для решения данной задачи. Неплохие результаты у центральных прямоугольников и трапеций, <text:span text:style-name="T21">но у центральных лучше, но эти видимо специфика именно этого условия</text:span>. <text:span text:style-name="T21">Л</text:span>евые и правые прямоугольники, <text:span text:style-name="T21">ожидаемо проявили себя хуже всех</text:span>, <text:span text:style-name="T21">но у правых ошибка выше, что обусловлено тем, что данная функция на указном отрезке убывает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4" meta:paragraph-count="176" meta:word-count="965" meta:character-count="7223" meta:non-whitespace-character-count="5745"/>
  </office:meta>
</office:document-meta>
</file>